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OptimizerRunSet</text:p>
          </table:table-cell>
          <table:table-cell office:value-type="string" calcext:value-type="string">
            <text:p>OptimizerRun</text:p>
          </table:table-cell>
          <table:table-cell office:value-type="string" calcext:value-type="string">
            <text:p>Board_ID</text:p>
          </table:table-cell>
          <table:table-cell office:value-type="string" calcext:value-type="string">
            <text:p>Track_ID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nstanceParam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lanceandefflengthcontrolfactor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lanceandefflengthcontrolfactor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lanceandefflengthcontrolfactor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seopteventspertrac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seopteventspertrac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seopteventspertrac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seoptfirstchu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aseoptfirstchu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seoptfirstchu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ncelimpedance</text:p>
          </table:table-cell>
          <table:table-cell office:value-type="float" office:value="2.97121830936255" calcext:value-type="float">
            <text:p>2.97121830936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ncelimpedance</text:p>
          </table:table-cell>
          <table:table-cell office:value-type="float" office:value="2.97121830936255" calcext:value-type="float">
            <text:p>2.97121830936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ncelimpedance</text:p>
          </table:table-cell>
          <table:table-cell office:value-type="float" office:value="2.97121830936255" calcext:value-type="float">
            <text:p>2.97121830936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ndenergybufferdivider</text:p>
          </table:table-cell>
          <table:table-cell office:value-type="float" office:value="4.98124435628422" calcext:value-type="float">
            <text:p>4.98124435628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ndenergybufferdivider</text:p>
          </table:table-cell>
          <table:table-cell office:value-type="float" office:value="4.98124435628422" calcext:value-type="float">
            <text:p>4.98124435628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ndenergybufferdivider</text:p>
          </table:table-cell>
          <table:table-cell office:value-type="float" office:value="4.98124435628422" calcext:value-type="float">
            <text:p>4.981244356284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ndenergyskewdiminisher</text:p>
          </table:table-cell>
          <table:table-cell office:value-type="float" office:value="4.92181798339419" calcext:value-type="float">
            <text:p>4.92181798339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andenergyskewdiminisher</text:p>
          </table:table-cell>
          <table:table-cell office:value-type="float" office:value="4.92181798339419" calcext:value-type="float">
            <text:p>4.92181798339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ndenergyskewdiminisher</text:p>
          </table:table-cell>
          <table:table-cell office:value-type="float" office:value="4.92181798339419" calcext:value-type="float">
            <text:p>4.92181798339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sallowbelowsetlength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isallowbelowsetlength</text:p>
          </table:table-cell>
          <table:table-cell office:value-type="float" office:value="3.03133268779584" calcext:value-type="float">
            <text:p>3.031332687795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allowbelowsetlength</text:p>
          </table:table-cell>
          <table:table-cell office:value-type="float" office:value="2.29737133529856" calcext:value-type="float">
            <text:p>2.297371335298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nforceminspacing</text:p>
          </table:table-cell>
          <table:table-cell office:value-type="float" office:value="3.5149781430068" calcext:value-type="float">
            <text:p>3.51497814300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nforceminspacing</text:p>
          </table:table-cell>
          <table:table-cell office:value-type="float" office:value="3.3122424096" calcext:value-type="float">
            <text:p>3.31224240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nforceminspacing</text:p>
          </table:table-cell>
          <table:table-cell office:value-type="float" office:value="3.06" calcext:value-type="float">
            <text:p>3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ventspacingdeviationfac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ventspacingdeviationfac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spacingdeviationfacto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ventspacinghistogramscoringfacto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lescompletetrackallowablecutoff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adderscanstarta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dderscanstarta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adderscanstarta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ngthhistogramscoringfactor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engthovertimescoringfactor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ngthovertimescoringfactor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ngthovertimescoringfactor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xchuteoverdrivepct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chuteoverdrivepct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xchuteoverdrivepct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xorthoratio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xorthoratio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xorthoratio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chutetoladderratio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chutetoladderratio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chutetoladderratio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inladdertochuteratio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nladdertochuteratio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nladdertochuteratio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wohitfreqimpedance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wohitfreqimpedance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wohitfreqimpedance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5T07:40:13.776000000</meta:creation-date>
    <dc:date>2024-09-05T07:40:39.343000000</dc:date>
    <meta:editing-duration>PT27S</meta:editing-duration>
    <meta:editing-cycles>1</meta:editing-cycles>
    <meta:document-statistic meta:table-count="1" meta:cell-count="348" meta:object-count="0"/>
    <meta:generator>LibreOffice/7.6.4.1$Windows_X86_64 LibreOffice_project/e19e193f88cd6c0525a17fb7a176ed8e6a3e2aa1</meta:generator>
  </office:meta>
</office:document-meta>
</file>